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46dd" officeooo:paragraph-rsid="001046dd"/>
    </style:style>
    <style:style style:name="P2" style:family="paragraph" style:parent-style-name="Standard">
      <style:text-properties fo:color="#c9211e" loext:opacity="100%" officeooo:rsid="001046dd" officeooo:paragraph-rsid="001046dd"/>
    </style:style>
    <style:style style:name="T1" style:family="text">
      <style:text-properties fo:font-variant="normal" fo:text-transform="none" fo:color="#eef0ff" loext:opacity="100%" style:font-name="Google Sans" fo:font-size="13.5pt" fo:letter-spacing="normal" fo:font-style="normal" fo:font-weight="normal"/>
    </style:style>
    <style:style style:name="T2" style:family="text">
      <style:text-properties fo:font-variant="normal" fo:text-transform="none" fo:color="#eef0ff" loext:opacity="100%" fo:letter-spacing="normal"/>
    </style:style>
    <style:style style:name="T3" style:family="text">
      <style:text-properties fo:font-variant="normal" fo:text-transform="none" style:font-name="Google Sans" fo:font-size="13.5pt" fo:letter-spacing="normal" fo:font-style="normal" fo:font-weight="normal"/>
    </style:style>
    <style:style style:name="T4" style:family="text">
      <style:text-properties fo:font-variant="normal" fo:text-transform="none" fo:letter-spacing="normal"/>
    </style:style>
    <style:style style:name="T5" style:family="text">
      <style:text-properties fo:color="#c9211e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 está retrasando la implantación completa de la ip v6?<text:span text:style-name="T5"/></text:p>
      <text:p text:style-name="P2"><text:span text:style-name="T3">La transición completa a IPv6 se ve retrasada por varios factores, incluyendo la necesidad de compatibilidad con tecnologías heredadas, la existencia de soluciones transitorias como el NAT, la falta de beneficios empresariales inmediatos y la complejidad de la implementación de entornos de doble pila.</text:span><text:span text:style-name="T4"> </text:span> </text:p>
      <text:p text:style-name="P1"/>
      <text:p text:style-name="P1"/>
      <text:p text:style-name="P1">parámetros de la ip definidos en la red doméstica</text:p>
      <text:p text:style-name="P1"/>
      <text:p text:style-name="P1">Configuración IP de Windows</text:p>
      <text:p text:style-name="P1"/>
      <text:p text:style-name="P1"><text:s text:c="3"/>Nombre de host. . . . . . . . . : PC9</text:p>
      <text:p text:style-name="P1"><text:s text:c="3"/>Sufijo DNS principal <text:s/>. . . . . :</text:p>
      <text:p text:style-name="P1"><text:s text:c="3"/>Tipo de nodo. . . . . . . . . . : híbrido</text:p>
      <text:p text:style-name="P1"><text:s text:c="3"/>Enrutamiento IP habilitado. . . : no</text:p>
      <text:p text:style-name="P1"><text:s text:c="3"/>Proxy WINS habilitado . . . . . : no</text:p>
      <text:p text:style-name="P1"><text:s text:c="3"/>Lista de búsqueda de sufijos DNS: station</text:p>
      <text:p text:style-name="P1"/>
      <text:p text:style-name="P1">Adaptador de Ethernet Ethernet 2:</text:p>
      <text:p text:style-name="P1"/>
      <text:p text:style-name="P1"><text:s text:c="3"/>Sufijo DNS específico para la conexión. . :</text:p>
      <text:p text:style-name="P1"><text:s text:c="3"/>Descripción . . . . . . . . . . . . . . . : VirtualBox Host-Only Ethernet Adapter</text:p>
      <text:p text:style-name="P1"><text:s text:c="3"/>Dirección física. . . . . . . . . . . . . : 0A-00-27-00-00-07</text:p>
      <text:p text:style-name="P1"><text:s text:c="3"/>DHCP habilitado . . . . . . . . . . . . . : no</text:p>
      <text:p text:style-name="P1"><text:s text:c="3"/>Configuración automática habilitada . . . : sí</text:p>
      <text:p text:style-name="P1"><text:s text:c="3"/>Vínculo: dirección IPv6 local. . . : fe80::2098:acb0:7906:5ebc%7(Preferido)</text:p>
      <text:p text:style-name="P1"><text:s text:c="3"/>Dirección IPv4. . . . . . . . . . . . . . : 192.168.56.1(Preferido)</text:p>
      <text:p text:style-name="P1"><text:s text:c="3"/>Máscara de subred . . . . . . . . . . . . : 255.255.255.0</text:p>
      <text:p text:style-name="P1"><text:s text:c="3"/>Puerta de enlace predeterminada . . . . . :</text:p>
      <text:p text:style-name="P1"><text:s text:c="3"/>IAID DHCPv6 . . . . . . . . . . . . . . . : 688521255</text:p>
      <text:p text:style-name="P1"><text:s text:c="3"/>DUID de cliente DHCPv6. . . . . . . . . . : 00-01-00-01-2F-5B-70-52-20-0B-74-3D-7B-F0</text:p>
      <text:p text:style-name="P1"><text:s text:c="3"/>NetBIOS sobre TCP/IP. . . . . . . . . . . : habilitado</text:p>
      <text:p text:style-name="P1"/>
      <text:p text:style-name="P1">Adaptador de LAN inalámbrica Conexión de área local* 1:</text:p>
      <text:p text:style-name="P1"/>
      <text:p text:style-name="P1"><text:s text:c="3"/>Estado de los medios. . . . . . . . . . . : medios desconectados</text:p>
      <text:p text:style-name="P1"><text:s text:c="3"/>Sufijo DNS específico para la conexión. . :</text:p>
      <text:p text:style-name="P1"><text:s text:c="3"/>Descripción . . . . . . . . . . . . . . . : Microsoft Wi-Fi Direct Virtual Adapter</text:p>
      <text:p text:style-name="P1"><text:s text:c="3"/>Dirección física. . . . . . . . . . . . . : 22-0B-74-3D-7B-F0</text:p>
      <text:p text:style-name="P1"><text:s text:c="3"/>DHCP habilitado . . . . . . . . . . . . . : sí</text:p>
      <text:p text:style-name="P1"><text:s text:c="3"/>Configuración automática habilitada . . . : sí</text:p>
      <text:p text:style-name="P1"/>
      <text:p text:style-name="P1">Adaptador de LAN inalámbrica Conexión de área local* 2:</text:p>
      <text:p text:style-name="P1"/>
      <text:p text:style-name="P1"><text:s text:c="3"/>Estado de los medios. . . . . . . . . . . : medios desconectados</text:p>
      <text:p text:style-name="P1"><text:s text:c="3"/>Sufijo DNS específico para la conexión. . :</text:p>
      <text:p text:style-name="P1"><text:s text:c="3"/>Descripción . . . . . . . . . . . . . . . : Microsoft Wi-Fi Direct Virtual Adapter #2</text:p>
      <text:p text:style-name="P1"><text:s text:c="3"/>Dirección física. . . . . . . . . . . . . : 26-0B-74-3D-7B-F0</text:p>
      <text:p text:style-name="P1"><text:s text:c="3"/>DHCP habilitado . . . . . . . . . . . . . : sí</text:p>
      <text:p text:style-name="P1"><text:s text:c="3"/>Configuración automática habilitada . . . : sí</text:p>
      <text:p text:style-name="P1"/>
      <text:p text:style-name="P1">Adaptador de LAN inalámbrica Wi-Fi:</text:p>
      <text:p text:style-name="P1"><text:soft-page-break/></text:p>
      <text:p text:style-name="P1"><text:s text:c="3"/>Sufijo DNS específico para la conexión. . : station</text:p>
      <text:p text:style-name="P1"><text:s text:c="3"/>Descripción . . . . . . . . . . . . . . . : Realtek RTL8852BE WiFi 6 802.11ax PCIe Adapter</text:p>
      <text:p text:style-name="P1"><text:s text:c="3"/>Dirección física. . . . . . . . . . . . . : 20-0B-74-3D-7B-F0</text:p>
      <text:p text:style-name="P1"><text:s text:c="3"/>DHCP habilitado . . . . . . . . . . . . . : sí</text:p>
      <text:p text:style-name="P1"><text:s text:c="3"/>Configuración automática habilitada . . . : sí</text:p>
      <text:p text:style-name="P1"><text:s text:c="3"/>Vínculo: dirección IPv6 local. . . : fe80::7728:31f:6f1d:ff06%15(Preferido)</text:p>
      <text:p text:style-name="P1"><text:s text:c="2"/><text:span text:style-name="T5"><text:s/>Dirección IPv4. . . . . . . . . . . . . . : 192.168.0.60(Preferido)</text:span></text:p>
      <text:p text:style-name="P2"><text:s text:c="3"/>Máscara de subred . . . . . . . . . . . . : 255.255.255.0</text:p>
      <text:p text:style-name="P1"><text:s text:c="3"/>Concesión obtenida. . . . . . . . . . . . : miércoles, 28 de mayo de 2025 16:12:47</text:p>
      <text:p text:style-name="P1"><text:s text:c="3"/>La concesión expira . . . . . . . . . . . : jueves, 29 de mayo de 2025 16:12:46</text:p>
      <text:p text:style-name="P1"><text:s text:c="3"/><text:span text:style-name="T5">Puerta de enlace predeterminada . . . . . : 192.168.0.1</text:span></text:p>
      <text:p text:style-name="P2"><text:s text:c="3"/>Servidor DHCP . . . . . . . . . . . . . . : 192.168.0.1</text:p>
      <text:p text:style-name="P1"><text:s text:c="3"/>IAID DHCPv6 . . . . . . . . . . . . . . . : 153095028</text:p>
      <text:p text:style-name="P1"><text:s text:c="3"/>DUID de cliente DHCPv6. . . . . . . . . . : 00-01-00-01-2F-5B-70-52-20-0B-74-3D-7B-F0</text:p>
      <text:p text:style-name="P2"><text:s text:c="3"/>Servidores DNS. . . . . . . . . . . . . . : 192.168.0.1</text:p>
      <text:p text:style-name="P1"><text:s text:c="39"/>fe80::1%15</text:p>
      <text:p text:style-name="P1"><text:s text:c="3"/>NetBIOS sobre TCP/IP. . . . . . . . . . . : habilitado</text:p>
      <text:p text:style-name="P1"/>
      <text:p text:style-name="P1">Adaptador de Ethernet Conexión de red Bluetooth:</text:p>
      <text:p text:style-name="P1"/>
      <text:p text:style-name="P1"><text:s text:c="3"/>Estado de los medios. . . . . . . . . . . : medios desconectados</text:p>
      <text:p text:style-name="P1"><text:s text:c="3"/>Sufijo DNS específico para la conexión. . :</text:p>
      <text:p text:style-name="P1"><text:s text:c="3"/>Descripción . . . . . . . . . . . . . . . : Bluetooth Device (Personal Area Network)</text:p>
      <text:p text:style-name="P1"><text:s text:c="3"/>Dirección física. . . . . . . . . . . . . : 20-0B-74-3D-7B-F1</text:p>
      <text:p text:style-name="P1"><text:s text:c="3"/>DHCP habilitado . . . . . . . . . . . . . : sí</text:p>
      <text:p text:style-name="P1"><text:s text:c="3"/>Configuración automática habilitada . . . : sí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8T17:46:57.154000000</meta:creation-date>
    <dc:date>2025-05-28T18:02:49.901000000</dc:date>
    <meta:editing-duration>PT15M53S</meta:editing-duration>
    <meta:editing-cycles>2</meta:editing-cycles>
    <meta:generator>LibreOffice/24.2.3.2$Windows_X86_64 LibreOffice_project/433d9c2ded56988e8a90e6b2e771ee4e6a5ab2ba</meta:generator>
    <meta:document-statistic meta:table-count="0" meta:image-count="0" meta:object-count="0" meta:page-count="2" meta:paragraph-count="62" meta:word-count="853" meta:character-count="3845" meta:non-whitespace-character-count="2856"/>
  </office:meta>
</office:document-meta>
</file>